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c4f176"/>
    </style:style>
    <style:style style:name="T77" style:family="text">
      <style:text-properties officeooo:rsid="03b4652d"/>
    </style:style>
    <style:style style:name="T78" style:family="text">
      <style:text-properties officeooo:rsid="0473a949"/>
    </style:style>
    <style:style style:name="T79" style:family="text">
      <style:text-properties officeooo:rsid="0387836c"/>
    </style:style>
    <style:style style:name="T80" style:family="text">
      <style:text-properties officeooo:rsid="023c6ef8"/>
    </style:style>
    <style:style style:name="T81" style:family="text">
      <style:text-properties officeooo:rsid="023d86f1"/>
    </style:style>
    <style:style style:name="T82" style:family="text">
      <style:text-properties officeooo:rsid="023e4245"/>
    </style:style>
    <style:style style:name="T83" style:family="text">
      <style:text-properties style:font-name="EB Garamond 12 All SC"/>
    </style:style>
    <style:style style:name="T84" style:family="text">
      <style:text-properties style:font-name="EB Garamond 12 All SC" officeooo:rsid="03106751"/>
    </style:style>
    <style:style style:name="T85" style:family="text">
      <style:text-properties style:font-name="EB Garamond 12 All SC" officeooo:rsid="036370f1"/>
    </style:style>
    <style:style style:name="T86" style:family="text">
      <style:text-properties officeooo:rsid="02f83ef8"/>
    </style:style>
    <style:style style:name="T87" style:family="text">
      <style:text-properties officeooo:rsid="030830fa"/>
    </style:style>
    <style:style style:name="T88" style:family="text">
      <style:text-properties officeooo:rsid="030fd317"/>
    </style:style>
    <style:style style:name="T89" style:family="text">
      <style:text-properties officeooo:rsid="030feb5b"/>
    </style:style>
    <style:style style:name="T90" style:family="text">
      <style:text-properties officeooo:rsid="03106751"/>
    </style:style>
    <style:style style:name="T91" style:family="text">
      <style:text-properties officeooo:rsid="0317482f"/>
    </style:style>
    <style:style style:name="T92" style:family="text">
      <style:text-properties officeooo:rsid="0318bade"/>
    </style:style>
    <style:style style:name="T93" style:family="text">
      <style:text-properties officeooo:rsid="031c8e32"/>
    </style:style>
    <style:style style:name="T94" style:family="text">
      <style:text-properties officeooo:rsid="031e39c1"/>
    </style:style>
    <style:style style:name="T95" style:family="text">
      <style:text-properties officeooo:rsid="031f6f79"/>
    </style:style>
    <style:style style:name="T96" style:family="text">
      <style:text-properties officeooo:rsid="03204260"/>
    </style:style>
    <style:style style:name="T97" style:family="text">
      <style:text-properties officeooo:rsid="03279c5c"/>
    </style:style>
    <style:style style:name="T98" style:family="text">
      <style:text-properties officeooo:rsid="032cf4d4"/>
    </style:style>
    <style:style style:name="T99" style:family="text">
      <style:text-properties officeooo:rsid="0330afca"/>
    </style:style>
    <style:style style:name="T100" style:family="text">
      <style:text-properties officeooo:rsid="0332c404"/>
    </style:style>
    <style:style style:name="T101" style:family="text">
      <style:text-properties officeooo:rsid="03344961"/>
    </style:style>
    <style:style style:name="T102" style:family="text">
      <style:text-properties officeooo:rsid="0303035b"/>
    </style:style>
    <style:style style:name="T103" style:family="text">
      <style:text-properties officeooo:rsid="01dff054"/>
    </style:style>
    <style:style style:name="T104" style:family="text">
      <style:text-properties officeooo:rsid="033abe56"/>
    </style:style>
    <style:style style:name="T105" style:family="text">
      <style:text-properties officeooo:rsid="033bb695"/>
    </style:style>
    <style:style style:name="T106" style:family="text">
      <style:text-properties officeooo:rsid="03401ab6"/>
    </style:style>
    <style:style style:name="T107" style:family="text">
      <style:text-properties officeooo:rsid="0340fb2a"/>
    </style:style>
    <style:style style:name="T108" style:family="text">
      <style:text-properties officeooo:rsid="0342b723"/>
    </style:style>
    <style:style style:name="T109" style:family="text">
      <style:text-properties officeooo:rsid="0349c53c"/>
    </style:style>
    <style:style style:name="T110" style:family="text">
      <style:text-properties officeooo:rsid="034ca3bb"/>
    </style:style>
    <style:style style:name="T111" style:family="text">
      <style:text-properties officeooo:rsid="034da74b"/>
    </style:style>
    <style:style style:name="T112" style:family="text">
      <style:text-properties officeooo:rsid="03524698"/>
    </style:style>
    <style:style style:name="T113" style:family="text">
      <style:text-properties officeooo:rsid="0358658f"/>
    </style:style>
    <style:style style:name="T114" style:family="text">
      <style:text-properties officeooo:rsid="035bc375"/>
    </style:style>
    <style:style style:name="T115" style:family="text">
      <style:text-properties officeooo:rsid="035f39f7"/>
    </style:style>
    <style:style style:name="T116" style:family="text">
      <style:text-properties officeooo:rsid="036370f1"/>
    </style:style>
    <style:style style:name="T117" style:family="text">
      <style:text-properties officeooo:rsid="03641507"/>
    </style:style>
    <style:style style:name="T118" style:family="text">
      <style:text-properties officeooo:rsid="036cd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6">Esser-</text:span>Skala, 20<text:span text:style-name="T90">20</text:span></text:p>
      <text:p text:style-name="P22"/>
      <text:p text:style-name="P22"/>
      <text:p text:style-name="P12">© 20<text:span text:style-name="T90">20</text:span> by Wolfgang <text:span text:style-name="T76">Esser-</text:span>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11"/>
      <text:p text:style-name="P13">Music engraving by LilyPond 2.18.0 (http://www.lilypond.org).<text:span text:style-name="T73"><text:line-break/>Front matter</text:span> typeset with EB Garamond (http://www.georgduffner.at/ebgaramond).</text:p>
      <text:p text:style-name="P22"/>
      <text:p text:style-name="P10">First <text:span text:style-name="T76">version</text:span>, <text:span text:style-name="T90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0">https://digital.staatsbibliothek-berlin.de/werkansicht/?PPN=PPN1023705923<text:line-break/><text:tab/></text:span>(siglum<text:span text:style-name="T78"> </text:span>Mus.<text:span text:style-name="T80">ms. 21400</text:span>)</text:p>
      <text:p text:style-name="P2"/>
      <text:p text:style-name="P7">In general, this edition closely follows the <text:span text:style-name="T79">manuscript. </text:span>Any<text:span text:style-name="T86"> </text:span>changes <text:span text:style-name="T7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102">A, alto; B, basso; </text:span>Ms, manuscript;<text:span text:style-name="T80"> </text:span>org, organ; <text:span text:style-name="T10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5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77">Esser-</text:span>Skala</text:p>
      <text:p text:style-name="P19"/>
      <text:p text:style-name="P19"/>
      <text:p text:style-name="P20">Das verlohrne Schäflein (Canto 1)<text:span text:style-name="T108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99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87">-</text:span> und ſter<text:span text:style-name="T87">-</text:span><text:line-break/>bende<text:line-break/>Gute Hirte,<text:line-break/>am<text:line-break/>Heil. Char<text:span text:style-name="T87">-</text:span>Freytage,<text:line-break/>1727<text:line-break/>In Hoch<text:span text:style-name="T87">-</text:span>Fürſtl. Schloß<text:span text:style-name="T87">-</text:span>Kirche<text:line-break/>zum Friedenſtein,<text:line-break/>Musicaliſch aufgeführet,<text:line-break/>und in<text:line-break/>gebundene und harmoniſche Zei<text:span text:style-name="T87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87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87"><text:tab/></text:span><text:line-break/><text:line-break/>Du ſollſt in dieſen Blättern deinen Heyland in ſeinem blutigen Leiden und Sterben ſehen. Dir iſt aber nicht unbekandt, wie e<text:span text:style-name="T8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87">Weder</text:span> mein Vorſatz, noch der Raum <text:span text:style-name="T87">l</text:span>eiden es, die Zärtlichkeiten, womit ein treuer Hirte ſeiner geliebten Heerde<text:span text:style-name="T87"> begegnet, hier weitläufig zu beſchreiben, ſondern ich ſetze nur die Worte Jeſu, Joh. X: </text:span><text:span text:style-name="T2">Ein guter Hirte läſſet ſein Leben für die Schafe</text:span><text:span text:style-name="T87">, zu weiterer Betrachtung auch, weil doch von der Liebe eines </text:span><text:span text:style-name="T2">guten Hirten</text:span><text:span text:style-name="T87"> gegen ſeine Heerde gewiß keine größre Probe verlanget, mithin auch nichts Höhers geſagt werden kan.<text:tab/><text:line-break/>Und ſiehe! hier lieget </text:span><text:span text:style-name="T2">dein guter Hirte</text:span><text:span text:style-name="T8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87">. O! ſo erſchrick demnach vor dem Donner des </text:span><text:span text:style-name="T2">Geſetzes</text:span><text:span text:style-name="T87">, wenn du bey ſeinem Tode Berge und Felſen, als erſtaunliche Trauer-Glocken klingen höreſt. Verbinde aber auch dein Hertze mit den Troſt-Sp??ereyen des ſüßen </text:span><text:span text:style-name="T2">Evangelii</text:span><text:span text:style-name="T87">, wenn du bedenkeſt, daß alle deine Sünden in dem Grabe deines </text:span><text:span text:style-name="T2">guten Hirten</text:span><text:span text:style-name="T87"> verſchloßen seyn. So wirſt du ſeinen Sterbens-Tag, als ein getreues </text:span><text:span text:style-name="T2">Schäflein</text:span><text:span text:style-name="T87"> ihm wohlgefällig, und dir höchſt-erſprießlich begehren, und dermahleinſt mit ihm dich ewig erfreuen.</text:span></text:p>
      <text:p text:style-name="P16"><text:soft-page-break/><text:span text:style-name="T83">p a r s <text:s text:c="2"/></text:span><text:span text:style-name="T84">i</text:span></text:p>
      <text:p text:style-name="P14"/>
      <text:p text:style-name="P28">1<text:span text:style-name="T82">.1</text:span><text:tab/>Choral: <text:tab/><text:span text:style-name="T90">Jeſu! frommer Menschenheerden<text:tab/>3</text:span><text:line-break/><text:line-break/><text:span text:style-name="T8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91">1.2<text:tab/>Recitativo:<text:tab/>Betrübter Fall! ach unglückſeelger Bißen!<text:tab/>1</text:span><text:span text:style-name="T11"><text:line-break/><text:line-break/></text:span><text:span text:style-name="T91">Das</text:span><text:span text:style-name="T11"><text:tab/>Betrübter Fall! ach unglückſeelger Bißen!<text:line-break/></text:span><text:span text:style-name="T91">verlohrne</text:span><text:span text:style-name="T11"><text:tab/>Wie viel haſt du mir doch entrißen?<text:line-break/></text:span><text:span text:style-name="T9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92">1.3<text:tab/>Aria:<text:tab/>Ach, wo bin ich hingerathen<text:tab/>1</text:span><text:span text:style-name="T13"><text:line-break/><text:line-break/></text:span><text:span text:style-name="T92">Das</text:span><text:span text:style-name="T13"><text:tab/>Ach, wo bin ich hingerathen!<text:line-break/></text:span><text:span text:style-name="T91">verlohrne</text:span><text:span text:style-name="T13"><text:tab/>Ach, wie hab ich mich verirrt!<text:line-break/></text:span><text:span text:style-name="T9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93">1.4<text:tab/>Recitativo:<text:tab/>Auf Sünde folget Fluch und Strafe<text:tab/>1</text:span><text:span text:style-name="T15"><text:line-break/><text:line-break/></text:span><text:span text:style-name="T9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94">1.5<text:tab/>Aria:<text:tab/>Wer ein Paradieß verſchertzet<text:tab/>1</text:span><text:span text:style-name="T17"><text:line-break/><text:line-break/></text:span><text:span text:style-name="T9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9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94">1.7<text:tab/>Aria:<text:tab/>Sein Hertze brennt in ſüßen Liebesflammen<text:tab/>1<text:line-break/><text:line-break/>Das</text:span><text:span text:style-name="T17"><text:tab/>Sein Hertze brennt in ſüßen Liebesflammen</text:span><text:span text:style-name="T9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9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97">1.9<text:tab/>Choral: <text:tab/>Hungrig, durſtig und ſehr matt<text:tab/>3</text:span><text:span text:style-name="T20"><text:line-break/><text:line-break/></text:span><text:span text:style-name="T8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98">1</text:span>.<text:span text:style-name="T10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93">1.11<text:tab/>Recitativo:<text:tab/>Die Liebe deines Hirten<text:tab/>1</text:span><text:span text:style-name="T27"><text:line-break/><text:line-break/></text:span><text:span text:style-name="T100">Der</text:span><text:span text:style-name="T27"><text:tab/></text:span><text:span text:style-name="T28">Die Liebe deines Hirten<text:line-break/></text:span><text:span text:style-name="T10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98">1.12<text:tab/>Aria:<text:tab/>Dein Exempel ſoll mir ſtets vor Augen seyn<text:tab/>1</text:span><text:span text:style-name="T29"><text:line-break/><text:line-break/></text:span><text:span text:style-name="T101">Das<text:tab/></text:span><text:span text:style-name="T29">Dein Exempe</text:span><text:span text:style-name="T35">l</text:span><text:span text:style-name="T101"><text:line-break/>demüthige</text:span><text:span text:style-name="T29"><text:tab/>ſoll mir ſtets</text:span><text:span text:style-name="T36"> vor Augen seyn.</text:span><text:span text:style-name="T29"><text:line-break/></text:span><text:span text:style-name="T10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93">1.13<text:tab/>Recitativo:<text:tab/>Ein böſes Schaf von Jesu guter Heerde<text:tab/>1</text:span><text:span text:style-name="T38"><text:line-break/><text:line-break/></text:span><text:span text:style-name="T104">Der</text:span><text:span text:style-name="T38"><text:tab/>Ein böſes Schaf von Jesu </text:span><text:span text:style-name="T40">g</text:span><text:span text:style-name="T38">uter Heerde,<text:line-break/></text:span><text:span text:style-name="T10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10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9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106">1.16<text:tab/>Recitativo:<text:tab/>Gott muß durch Blut und Todt verſöhnet ſeyn<text:tab/>1</text:span><text:span text:style-name="T43"><text:line-break/><text:line-break/></text:span><text:span text:style-name="T10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07">Das</text:span><text:span text:style-name="T44"><text:tab/>Und dieſer hat ſich in die Pein<text:line-break/></text:span><text:span text:style-name="T107">Evangelium</text:span><text:span text:style-name="T44"><text:tab/>aus Liebe für dich hingegeben.<text:line-break/><text:line-break/></text:span><text:span text:style-name="T10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07">Das</text:span><text:span text:style-name="T44"><text:tab/>Dein Hirte aber reißt dich aus dem Folter Hauß<text:line-break/></text:span><text:span text:style-name="T10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10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10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0">JESUS, der</text:span><text:span text:style-name="T49"><text:tab/>Mein Vater! kan es möglich ſeyn,<text:line-break/></text:span><text:span text:style-name="T11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1">Der</text:span><text:span text:style-name="T50"><text:tab/>Der einzge Troſt auf dieſer Welt,<text:line-break/></text:span><text:span text:style-name="T11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1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1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1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1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1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83">p a r s <text:s text:c="2"/></text:span><text:span text:style-name="T84">i</text:span><text:span text:style-name="T85">I</text:span></text:p>
      <text:p text:style-name="P57"/>
      <text:p text:style-name="P59"><text:span text:style-name="T116">2.1<text:tab/>Recitativo: <text:tab/>Nun ſtellt ſich der Verräther ein<text:tab/>1</text:span><text:span text:style-name="T59"><text:line-break/><text:line-break/></text:span><text:span text:style-name="T116">Der</text:span><text:span text:style-name="T59"><text:tab/>Nun ſtellt ſich der Verräther ein</text:span><text:span text:style-name="T60">,</text:span><text:span text:style-name="T59"><text:line-break/></text:span><text:span text:style-name="T11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59"/>
      <text:p text:style-name="P59"/>
      <text:p text:style-name="P61"><text:span text:style-name="T11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1"/>
      <text:p text:style-name="P61"/>
      <text:p text:style-name="P60"><text:span text:style-name="T116">2.3<text:tab/>Recitativo: <text:tab/>Der große Hirte wird geſchlagen<text:tab/>1</text:span><text:span text:style-name="T59"><text:line-break/><text:line-break/></text:span><text:span text:style-name="T116">Der</text:span><text:span text:style-name="T59"><text:tab/></text:span><text:span text:style-name="T66">Der große Hirte wird geſchlagen,</text:span><text:span text:style-name="T59"><text:line-break/></text:span><text:span text:style-name="T11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60"/>
      <text:p text:style-name="P60"/>
      <text:p text:style-name="P62">2.4<text:tab/>Accomp:<text:tab/>Ihr Sünder<text:span text:style-name="T11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22:04:28.824125572</dc:date>
    <dc:creator>Wolfgang Skala</dc:creator>
    <meta:editing-duration>P8DT17H40M36S</meta:editing-duration>
    <meta:editing-cycles>806</meta:editing-cycles>
    <meta:generator>LibreOffice/4.2.8.2$Linux_X86_64 LibreOffice_project/420m0$Build-2</meta:generator>
    <meta:document-statistic meta:table-count="0" meta:image-count="1" meta:object-count="0" meta:page-count="11" meta:paragraph-count="51" meta:word-count="2346" meta:character-count="14512" meta:non-whitespace-character-count="11938"/>
  </office:meta>
</office:document-meta>
</file>